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53cc" officeooo:paragraph-rsid="001c53cc"/>
    </style:style>
    <style:style style:name="P2" style:family="paragraph" style:parent-style-name="Standard">
      <style:text-properties officeooo:paragraph-rsid="001c53cc"/>
    </style:style>
    <style:style style:name="P3" style:family="paragraph" style:parent-style-name="Standard">
      <style:text-properties officeooo:rsid="001db2d7" officeooo:paragraph-rsid="001db2d7"/>
    </style:style>
    <style:style style:name="P4" style:family="paragraph" style:parent-style-name="Standard">
      <style:text-properties fo:font-size="13pt" fo:font-weight="bold" officeooo:rsid="001c53cc" officeooo:paragraph-rsid="001c53cc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c53cc" officeooo:paragraph-rsid="00230e77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db2d7" officeooo:paragraph-rsid="001db2d7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f45b5" officeooo:paragraph-rsid="002077a5" style:font-size-asian="13pt" style:font-weight-asian="bold" style:font-size-complex="13pt" style:font-weight-complex="bold"/>
    </style:style>
    <style:style style:name="P8" style:family="paragraph" style:parent-style-name="Standard">
      <style:text-properties officeooo:rsid="001f45b5" officeooo:paragraph-rsid="001f45b5"/>
    </style:style>
    <style:style style:name="P9" style:family="paragraph" style:parent-style-name="Standard">
      <style:text-properties fo:font-weight="normal" officeooo:rsid="001db2d7" officeooo:paragraph-rsid="001db2d7" style:font-weight-asian="normal" style:font-weight-complex="normal"/>
    </style:style>
    <style:style style:name="P10" style:family="paragraph" style:parent-style-name="Standard">
      <style:text-properties officeooo:rsid="002077a5" officeooo:paragraph-rsid="002077a5"/>
    </style:style>
    <style:style style:name="P11" style:family="paragraph" style:parent-style-name="Standard">
      <style:text-properties officeooo:rsid="002077a5" officeooo:paragraph-rsid="00230e77"/>
    </style:style>
    <style:style style:name="P12" style:family="paragraph" style:parent-style-name="Standard">
      <style:text-properties officeooo:paragraph-rsid="00230e77"/>
    </style:style>
    <style:style style:name="P13" style:family="paragraph" style:parent-style-name="Standard" style:list-style-name="L1">
      <style:text-properties officeooo:rsid="001c53cc" officeooo:paragraph-rsid="001c53cc"/>
    </style:style>
    <style:style style:name="P14" style:family="paragraph" style:parent-style-name="Standard" style:list-style-name="L2">
      <style:text-properties officeooo:rsid="001c53cc" officeooo:paragraph-rsid="001c53cc"/>
    </style:style>
    <style:style style:name="P15" style:family="paragraph" style:parent-style-name="Standard" style:list-style-name="L2">
      <style:text-properties officeooo:rsid="001db2d7" officeooo:paragraph-rsid="001db2d7"/>
    </style:style>
    <style:style style:name="P16" style:family="paragraph" style:parent-style-name="Standard" style:list-style-name="L3">
      <style:text-properties officeooo:rsid="001db2d7" officeooo:paragraph-rsid="001db2d7"/>
    </style:style>
    <style:style style:name="P17" style:family="paragraph" style:parent-style-name="Standard" style:list-style-name="L3">
      <style:text-properties officeooo:rsid="001f45b5" officeooo:paragraph-rsid="001f45b5"/>
    </style:style>
    <style:style style:name="P18" style:family="paragraph" style:parent-style-name="Standard" style:list-style-name="L5">
      <style:text-properties officeooo:rsid="001f45b5" officeooo:paragraph-rsid="001f45b5"/>
    </style:style>
    <style:style style:name="P19" style:family="paragraph" style:parent-style-name="Standard" style:list-style-name="L4">
      <style:text-properties officeooo:paragraph-rsid="002077a5"/>
    </style:style>
    <style:style style:name="P20" style:family="paragraph" style:parent-style-name="Standard" style:list-style-name="L5">
      <style:text-properties fo:font-size="13pt" fo:font-weight="normal" officeooo:rsid="002077a5" officeooo:paragraph-rsid="002077a5" style:font-size-asian="13pt" style:font-weight-asian="normal" style:font-size-complex="13pt" style:font-weight-complex="normal"/>
    </style:style>
    <style:style style:name="P21" style:family="paragraph" style:parent-style-name="Standard" style:list-style-name="L5">
      <style:text-properties fo:font-size="13pt" fo:font-weight="normal" officeooo:rsid="001f45b5" officeooo:paragraph-rsid="002077a5" style:font-size-asian="13pt" style:font-weight-asian="normal" style:font-size-complex="13pt" style:font-weight-complex="normal"/>
    </style:style>
    <style:style style:name="T1" style:family="text">
      <style:text-properties officeooo:rsid="001c53cc"/>
    </style:style>
    <style:style style:name="T2" style:family="text">
      <style:text-properties style:text-position="super 58%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1f45b5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2077a5" style:font-size-asian="13pt" style:font-weight-asian="normal" style:font-size-complex="13pt" style:font-weight-complex="normal"/>
    </style:style>
    <style:style style:name="T7" style:family="text">
      <style:text-properties officeooo:rsid="002077a5"/>
    </style:style>
    <style:style style:name="T8" style:family="text">
      <style:text-properties officeooo:rsid="00230e77"/>
    </style:style>
    <style:style style:name="T9" style:family="text">
      <style:text-properties officeooo:rsid="00245763"/>
    </style:style>
    <style:style style:name="T10" style:family="text">
      <style:text-properties officeooo:rsid="00257c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HEENA MEENA <text:s text:c="3"/></text:span><text:s text:c="72"/>31,Syphon Colony,Fatehpura</text:p>
      <text:p text:style-name="P1"><text:s text:c="109"/>Udaipur,Rajasthan</text:p>
      <text:p text:style-name="P1"><text:s text:c="109"/>Contact number – 841807<text:span text:style-name="T8">6882</text:span></text:p>
      <text:p text:style-name="P2"><text:span text:style-name="T1"><text:s text:c="84"/>Email address - </text:span><text:a xlink:type="simple" xlink:href="mailto:heena.meena2013@yahoo.com"><text:span text:style-name="T1">heena.meena2013@yahoo.com</text:span></text:a></text:p>
      <text:p text:style-name="P2"/>
      <text:p text:style-name="P5">Objective</text:p>
      <text:p text:style-name="P12"/>
      <text:p text:style-name="P11">A well skilled Software Engineer.To do Ph.D in Mathematics.To contribute in the field of Science.An IAS Officer.</text:p>
      <text:p text:style-name="P1"/>
      <text:p text:style-name="P4">Current Work</text:p>
      <text:p text:style-name="P2"/>
      <text:p text:style-name="P1">I am pursuing B.Tech in Information Technology at Rajiv Gandhi Institute of Information <text:s text:c="8"/>Technology,Amethi. It is a campus affiliated to Indian Institute of Information <text:s text:c="3"/>Technology,Allahbad.</text:p>
      <text:p text:style-name="P2"/>
      <text:p text:style-name="P4">Qualifications</text:p>
      <text:p text:style-name="P4"/>
      <text:list xml:id="list2827218442210003861" text:style-name="L1">
        <text:list-item>
          <text:p text:style-name="P13">Class 10<text:span text:style-name="T2">th</text:span> <text:s text:c="102"/>2011-2012</text:p>
          <text:p text:style-name="P13">St.Mary's Convent Senior Secondary School</text:p>
          <text:p text:style-name="P13">Udaipur</text:p>
        </text:list-item>
      </text:list>
      <text:p text:style-name="P1"/>
      <text:list xml:id="list12626676497777" text:continue-numbering="true" text:style-name="L1">
        <text:list-item>
          <text:p text:style-name="P13">Class 12<text:span text:style-name="T2">th</text:span> <text:s text:c="103"/>2013-2014</text:p>
          <text:p text:style-name="P13">St.Mary's Convent Senior Secondary School</text:p>
          <text:p text:style-name="P13">Udaipur</text:p>
        </text:list-item>
      </text:list>
      <text:p text:style-name="P1"/>
      <text:list xml:id="list12625984948158" text:continue-numbering="true" text:style-name="L1">
        <text:list-item>
          <text:p text:style-name="P13">B.Tech in Information Technology <text:s text:c="64"/>2014-2018</text:p>
          <text:p text:style-name="P13">Indian Institute of Information Technology</text:p>
          <text:p text:style-name="P13">Allahbad</text:p>
        </text:list-item>
      </text:list>
      <text:p text:style-name="P1"/>
      <text:p text:style-name="P4">Achievements</text:p>
      <text:p text:style-name="P1"/>
      <text:list xml:id="list7595454863496616955" text:style-name="L2">
        <text:list-item>
          <text:p text:style-name="P14">In 10<text:span text:style-name="T2">th</text:span> class my CGPA was 9.2.</text:p>
        </text:list-item>
        <text:list-item>
          <text:p text:style-name="P14">In12<text:span text:style-name="T2">th</text:span> class my percentage were 83.80%.</text:p>
        </text:list-item>
        <text:list-item>
          <text:p text:style-name="P14"><text:span text:style-name="T7">A</text:span>cquired 1<text:span text:style-name="T2">st</text:span> position in Quiz Competition at school level.</text:p>
        </text:list-item>
        <text:list-item>
          <text:p text:style-name="P15"><text:span text:style-name="T7">G</text:span>ot participation certificate of National Scienc<text:span text:style-name="T9">e </text:span>Olympiad and National Maths Olympiad.</text:p>
        </text:list-item>
      </text:list>
      <text:p text:style-name="P1"/>
      <text:p text:style-name="P6">Awards</text:p>
      <text:p text:style-name="P3"/>
      <text:list xml:id="list635734430581138386" text:style-name="L3">
        <text:list-item>
          <text:p text:style-name="P16"><text:span text:style-name="T7">Recieved</text:span> best dancer(female) award in 2013 at school level.</text:p>
        </text:list-item>
        <text:list-item>
          <text:p text:style-name="P17"><text:span text:style-name="T7">Recieved</text:span> 2<text:span text:style-name="T2">nd</text:span> position in instrument playing in 2012.</text:p>
        </text:list-item>
      </text:list>
      <text:p text:style-name="P8"/>
      <text:p text:style-name="P7">Skills</text:p>
      <text:p text:style-name="P7"/>
      <text:list xml:id="list8621769378852796638" text:style-name="L4">
        <text:list-item>
          <text:p text:style-name="P19"><text:span text:style-name="T6">G</text:span><text:span text:style-name="T5">ood communicating skills both in verbal and writing.</text:span></text:p>
        </text:list-item>
      </text:list>
      <text:list xml:id="list510986225200895523" text:style-name="L5">
        <text:list-item>
          <text:p text:style-name="P18"><text:span text:style-name="T6">G</text:span><text:span text:style-name="T4">ood Event Manager.</text:span></text:p>
        </text:list-item>
        <text:list-item>
          <text:p text:style-name="P20">Good skills in the field of Designing.</text:p>
        </text:list-item>
        <text:list-item>
          <text:p text:style-name="P20">Know Programming Languages like C and C++.</text:p>
          <text:p text:style-name="P21"><text:s/></text:p>
        </text:list-item>
      </text:list>
      <text:p text:style-name="P6"/>
      <text:p text:style-name="P6"><text:soft-page-break/>References</text:p>
      <text:p text:style-name="P6"/>
      <text:p text:style-name="P9">Mrs.Pratibha Jain</text:p>
      <text:p text:style-name="P3">(Teacher)</text:p>
      <text:p text:style-name="P3">St.Mary's Convent Senior Secondary School</text:p>
      <text:p text:style-name="P10">9414679524</text:p>
      <text:p text:style-name="P3"/>
      <text:p text:style-name="P3">Mr.Ma<text:span text:style-name="T7">dh</text:span>vendra Mishra</text:p>
      <text:p text:style-name="P3">(Professor)</text:p>
      <text:p text:style-name="P3">Indian Institute of Information Technology</text:p>
      <text:p text:style-name="P10">8768514760</text:p>
      <text:p text:style-name="P3"/>
      <text:p text:style-name="P3"/>
      <text:p text:style-name="P8">Date – 3<text:span text:style-name="T10">1</text:span>/08/2014</text:p>
      <text:p text:style-name="P8"/>
      <text:p text:style-name="P8">Place - Amethi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22:31:28.067862703</meta:creation-date>
    <dc:date>2014-09-01T01:26:25.753501614</dc:date>
    <meta:editing-duration>PT1M48S</meta:editing-duration>
    <meta:editing-cycles>5</meta:editing-cycles>
    <meta:generator>LibreOffice/4.2.3.3$Linux_X86_64 LibreOffice_project/420m0$Build-3</meta:generator>
    <meta:document-statistic meta:table-count="0" meta:image-count="0" meta:object-count="0" meta:page-count="2" meta:paragraph-count="43" meta:word-count="209" meta:character-count="2066" meta:non-whitespace-character-count="1259"/>
  </office:meta>
</office:document-meta>
</file>